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d689" officeooo:paragraph-rsid="001fd689"/>
    </style:style>
    <style:style style:name="P2" style:family="paragraph" style:parent-style-name="Standard">
      <style:text-properties officeooo:rsid="0021a432" officeooo:paragraph-rsid="0021a432"/>
    </style:style>
    <style:style style:name="P3" style:family="paragraph" style:parent-style-name="Standard">
      <style:text-properties officeooo:rsid="00235acb" officeooo:paragraph-rsid="0021a432"/>
    </style:style>
    <style:style style:name="P4" style:family="paragraph" style:parent-style-name="Standard">
      <style:text-properties fo:font-weight="bold" officeooo:rsid="00235f4a" officeooo:paragraph-rsid="00235f4a" style:font-weight-asian="bold" style:font-weight-complex="bold"/>
    </style:style>
    <style:style style:name="P5" style:family="paragraph" style:parent-style-name="Standard">
      <style:text-properties fo:font-weight="bold" officeooo:rsid="002b5a41" officeooo:paragraph-rsid="002b5a41" style:font-weight-asian="bold" style:font-weight-complex="bold"/>
    </style:style>
    <style:style style:name="P6" style:family="paragraph" style:parent-style-name="Standard">
      <style:text-properties officeooo:rsid="00235f4a" officeooo:paragraph-rsid="00235f4a"/>
    </style:style>
    <style:style style:name="P7" style:family="paragraph" style:parent-style-name="Standard">
      <style:text-properties officeooo:rsid="00235f4a" officeooo:paragraph-rsid="00235f4a" fo:background-color="#000000"/>
    </style:style>
    <style:style style:name="P8" style:family="paragraph" style:parent-style-name="Standard">
      <style:text-properties officeooo:rsid="00235f4a" officeooo:paragraph-rsid="0023683c" fo:background-color="#000000"/>
    </style:style>
    <style:style style:name="P9" style:family="paragraph" style:parent-style-name="Standard">
      <style:text-properties officeooo:rsid="00235f4a" officeooo:paragraph-rsid="0023683c" fo:background-color="#ffffff"/>
    </style:style>
    <style:style style:name="P10" style:family="paragraph" style:parent-style-name="Standard">
      <style:text-properties officeooo:rsid="0023683c" officeooo:paragraph-rsid="0023683c" fo:background-color="#ffffff"/>
    </style:style>
    <style:style style:name="P11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1803" officeooo:paragraph-rsid="00281803" fo:background-color="#ffffff"/>
    </style:style>
    <style:style style:name="P12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8bcf3" officeooo:paragraph-rsid="0028bcf3" fo:background-color="#ffffff"/>
    </style:style>
    <style:style style:name="P13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b2691" officeooo:paragraph-rsid="002b2691" fo:background-color="#ffffff"/>
    </style:style>
    <style:style style:name="P14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00ff" officeooo:paragraph-rsid="002c00ff" fo:background-color="#ffffff"/>
    </style:style>
    <style:style style:name="P15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c52c8" officeooo:paragraph-rsid="002c52c8" fo:background-color="#ffffff"/>
    </style:style>
    <style:style style:name="P16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d70b8" officeooo:paragraph-rsid="002d70b8" fo:background-color="#ffffff"/>
    </style:style>
    <style:style style:name="P17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paragraph-rsid="003076a1" fo:background-color="#ffffff"/>
    </style:style>
    <style:style style:name="P18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0936e" officeooo:paragraph-rsid="0030936e" fo:background-color="#ffffff"/>
    </style:style>
    <style:style style:name="P19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0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250b9" officeooo:paragraph-rsid="003250b9" fo:background-color="#ffffff"/>
    </style:style>
    <style:style style:name="P21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40b69" officeooo:paragraph-rsid="00340b69" fo:background-color="#ffffff"/>
    </style:style>
    <style:style style:name="P22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71ab7" officeooo:paragraph-rsid="00371ab7" fo:background-color="#ffffff"/>
    </style:style>
    <style:style style:name="P23" style:family="paragraph" style:parent-style-name="Standard" style:list-style-name="L1" style:master-page-name="">
      <loext:graphic-properties draw:fill="none"/>
      <style:paragraph-properties fo:margin-left="0.101cm" fo:margin-right="0cm" fo:text-indent="0.101cm" style:auto-text-indent="false" style:page-number="auto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24" style:family="paragraph" style:parent-style-name="Standard" style:list-style-name="L1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23683c" officeooo:paragraph-rsid="0023683c" fo:background-color="#ffffff"/>
    </style:style>
    <style:style style:name="P25" style:family="paragraph" style:parent-style-name="Standard">
      <loext:graphic-properties draw:fill="none"/>
      <style:paragraph-properties fo:margin-left="0.101cm" fo:margin-right="0cm" fo:text-indent="0.101cm" style:auto-text-indent="false" fo:background-color="transparent">
        <style:tab-stops>
          <style:tab-stop style:position="0.409cm"/>
        </style:tab-stops>
      </style:paragraph-properties>
      <style:text-properties officeooo:rsid="00371ab7" officeooo:paragraph-rsid="00371ab7" fo:background-color="#ffffff"/>
    </style:style>
    <style:style style:name="P2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8d02e" officeooo:paragraph-rsid="0038d02e" fo:background-color="#ffffff"/>
    </style:style>
    <style:style style:name="P27" style:family="paragraph" style:parent-style-name="Standard">
      <loext:graphic-properties draw:fill="none"/>
      <style:paragraph-properties fo:margin-left="0.101cm" fo:margin-right="0cm" fo:text-align="center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38d02e" officeooo:paragraph-rsid="0038d02e" fo:background-color="#ffffff"/>
    </style:style>
    <style:style style:name="P28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a3112" officeooo:paragraph-rsid="003a3112" fo:background-color="#ffffff"/>
    </style:style>
    <style:style style:name="P29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a3112" officeooo:paragraph-rsid="003ca7cf" fo:background-color="#ffffff"/>
    </style:style>
    <style:style style:name="P30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ca7cf" officeooo:paragraph-rsid="003ca7cf" fo:background-color="#ffffff"/>
    </style:style>
    <style:style style:name="P31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e0322" officeooo:paragraph-rsid="003e0322" fo:background-color="#ffffff"/>
    </style:style>
    <style:style style:name="P3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3e0322" officeooo:paragraph-rsid="003f94be" fo:background-color="#ffffff"/>
    </style:style>
    <style:style style:name="P33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409cm"/>
        </style:tab-stops>
      </style:paragraph-properties>
      <style:text-properties officeooo:rsid="003e0322" officeooo:paragraph-rsid="003f94be" fo:background-color="#ffffff"/>
    </style:style>
    <style:style style:name="P3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a48f" officeooo:paragraph-rsid="0040a48f" fo:background-color="#ffffff"/>
    </style:style>
    <style:style style:name="P35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db40" officeooo:paragraph-rsid="0040db40" fo:background-color="#ffffff"/>
    </style:style>
    <style:style style:name="P36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0db40" officeooo:paragraph-rsid="0042a93c" fo:background-color="#ffffff"/>
    </style:style>
    <style:style style:name="P37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2a93c" officeooo:paragraph-rsid="0042a93c" fo:background-color="#ffffff"/>
    </style:style>
    <style:style style:name="P38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4e221" officeooo:paragraph-rsid="0044e221" fo:background-color="#ffffff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4c2c7d" officeooo:paragraph-rsid="004c2c7d" fo:background-color="#ffffff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409cm"/>
        </style:tab-stops>
      </style:paragraph-properties>
      <style:text-properties officeooo:rsid="004c2c7d" officeooo:paragraph-rsid="004c2c7d" fo:background-color="#ffffff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officeooo:rsid="004e58b8" officeooo:paragraph-rsid="004e58b8" fo:background-color="#ffffff"/>
    </style:style>
    <style:style style:name="P42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40a48f" officeooo:paragraph-rsid="0040a48f" fo:background-color="#ffffff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409cm"/>
        </style:tab-stops>
      </style:paragraph-properties>
      <style:text-properties fo:font-weight="bold" officeooo:rsid="0044e221" officeooo:paragraph-rsid="0044e221" fo:background-color="#fff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2046" style:font-weight-asian="bold" style:font-weight-complex="bold"/>
    </style:style>
    <style:style style:name="T3" style:family="text">
      <style:text-properties officeooo:rsid="0023683c"/>
    </style:style>
    <style:style style:name="T4" style:family="text">
      <style:text-properties officeooo:rsid="002ed803"/>
    </style:style>
    <style:style style:name="T5" style:family="text">
      <style:text-properties fo:color="#000000" loext:opacity="100%" style:font-name="Droid Sans Mono" fo:font-size="10.5pt" fo:font-weight="normal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2ed803"/>
    </style:style>
    <style:style style:name="T8" style:family="text">
      <style:text-properties officeooo:rsid="00359407"/>
    </style:style>
    <style:style style:name="T9" style:family="text">
      <style:text-properties officeooo:rsid="003ca7cf"/>
    </style:style>
    <style:style style:name="T10" style:family="text">
      <style:text-properties officeooo:rsid="003f94be"/>
    </style:style>
    <style:style style:name="T11" style:family="text">
      <style:text-properties officeooo:rsid="0042a93c"/>
    </style:style>
    <style:style style:name="T12" style:family="text">
      <style:text-properties officeooo:rsid="00467b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: API REST com Exmpress<text:tab/><text:tab/><text:tab/><text:tab/><text:tab/><text:tab/><text:tab/>07/12/2022</text:p>
      <text:p text:style-name="P1"/>
      <text:p text:style-name="P2"><text:span text:style-name="T1">APIs Web </text:span>são ferramentas definitivas para conectar o front-end de uma aplicação aos dados que ela precisa salvar e receber.</text:p>
      <text:p text:style-name="P3"/>
      <text:p text:style-name="P4">Como criar uma aplicação do ZERO:</text:p>
      <text:p text:style-name="P4"/>
      <text:p text:style-name="P5">CONFIGURANDO O VS:</text:p>
      <text:p text:style-name="P6"/>
      <text:p text:style-name="P6">1° - vamos criar uma pasta &gt; arquivo src &gt; code .</text:p>
      <text:p text:style-name="P6"/>
      <text:p text:style-name="P7">mkdir soccer-team-manager soccer-team-manager/src &amp;&amp; cd soccer-team-manager &amp;&amp; code .uma pasta &gt; arquivo src &gt; </text:p>
      <text:p text:style-name="P7"/>
      <text:p text:style-name="P9"><text:span text:style-name="T3">2</text:span>° - <text:span text:style-name="T3">inicie o pacote node.js</text:span></text:p>
      <text:p text:style-name="P8">npm init -y</text:p>
      <text:p text:style-name="P8"/>
      <text:p text:style-name="P10">No site do Express, ele traz mais algumas informações, como os tópicos:</text:p>
      <text:list xml:id="list3342083604" text:style-name="L1">
        <text:list-item>
          <text:p text:style-name="P23">Web Applications</text:p>
        </text:list-item>
        <text:list-item>
          <text:p text:style-name="P24">APIs</text:p>
        </text:list-item>
        <text:list-item>
          <text:p text:style-name="P24">Performance</text:p>
        </text:list-item>
        <text:list-item>
          <text:p text:style-name="P24">Frameworks</text:p>
        </text:list-item>
      </text:list>
      <text:p text:style-name="P11"/>
      <text:p text:style-name="P11">3° - instalar o fremework express:</text:p>
      <text:p text:style-name="P11">npm i <text:a xlink:type="simple" xlink:href="mailto:express@4.17" text:style-name="Internet_20_link" text:visited-style-name="Visited_20_Internet_20_Link">express@4.17</text:a></text:p>
      <text:p text:style-name="P11"/>
      <text:p text:style-name="P12">4° - instalar Linter e Git</text:p>
      <text:p text:style-name="P12">npm i eslint@6.8 eslint-config-trybe-backend@1.0 -D</text:p>
      <text:p text:style-name="P12"/>
      <text:p text:style-name="P13">5° - touch .eslintignore .eslintrc.json</text:p>
      <text:p text:style-name="P13"/>
      <text:p text:style-name="P13">6° - git init &amp;&amp; touch .gitignore</text:p>
      <text:p text:style-name="P13"/>
      <text:p text:style-name="P14">CRIANDO O SERVIDOR:</text:p>
      <text:p text:style-name="P14"/>
      <text:p text:style-name="P15"><text:span text:style-name="T6">1° </text:span>- criar um app.js para importar um pacote express</text:p>
      <text:p text:style-name="P15"/>
      <text:p text:style-name="P15">const express = require('express');</text:p>
      <text:p text:style-name="P15">const app = express();</text:p>
      <text:p text:style-name="P15">module.exports = app;</text:p>
      <text:p text:style-name="P15"/>
      <text:p text:style-name="P16"><text:span text:style-name="T6">2°</text:span> - criar um arquivo server.js</text:p>
      <text:p text:style-name="P16"/>
      <text:p text:style-name="P16">const app = require('./app');</text:p>
      <text:p text:style-name="P16">app.listen(3001, () =&gt; console.log('server running on port 3001'));</text:p>
      <text:p text:style-name="P16"/>
      <text:p text:style-name="P17"><text:span text:style-name="T7">3°</text:span><text:span text:style-name="T4"> - npm start (lembre-se que precisamos mudar o arquivo packege.json / </text:span><text:span text:style-name="T5">"main":".src/server.js"</text:span><text:span text:style-name="T4">)</text:span></text:p>
      <text:p text:style-name="P17"/>
      <text:p text:style-name="P18"/>
      <text:p text:style-name="P18"/>
      <text:p text:style-name="P18"/>
      <text:p text:style-name="P18"><text:soft-page-break/><text:span text:style-name="T6">4°</text:span> - no arquivo package.json adicione 3 scripts:<text:line-break/></text:p>
      <text:p text:style-name="P18">"start": "node src/server.js",</text:p>
      <text:p text:style-name="P18">"dev": "nodemon src/server.js",</text:p>
      <text:p text:style-name="P18">"lint": "eslint --no-inline-config --no-error-on-unmatched-pattern -c .eslintrc.json ."</text:p>
      <text:p text:style-name="P18"/>
      <text:p text:style-name="P18"/>
      <text:p text:style-name="P19">GANHANDO PRODUTIVIDADE COM O NODEMON:</text:p>
      <text:p text:style-name="P20"/>
      <text:p text:style-name="P20">Usando o servidor com nodemon, toda vez que você salvar algum arquivo, ele reinicia sua aplicação automagicamente! 🪄</text:p>
      <text:p text:style-name="P19"/>
      <text:p text:style-name="P19"><text:span text:style-name="T6">1° </text:span>- como já configuramos ele no script agora vamos instalar:</text:p>
      <text:p text:style-name="P19">npm i nodemon -D</text:p>
      <text:p text:style-name="P19"/>
      <text:p text:style-name="P21"><text:span text:style-name="T6">2° </text:span>- <text:span text:style-name="T8">npm run dev</text:span></text:p>
      <text:p text:style-name="P22"/>
      <text:p text:style-name="P22">_______________________________________________________________________________</text:p>
      <text:p text:style-name="P22"/>
      <text:p text:style-name="P27">INFORMAÇÕES <text:s/>IMPORTANTES</text:p>
      <text:p text:style-name="P26"/>
      <text:p text:style-name="P28">A biblioteca que vamos utilizar EXPRESS ele utiliza o protocolo HTTP para poder receber dados, e responder requisições;</text:p>
      <text:p text:style-name="P28"/>
      <text:p text:style-name="P34"><text:span text:style-name="T1">REQUISIÇÃO:</text:span></text:p>
      <text:p text:style-name="P32"><text:span text:style-name="T1">linha inicial:</text:span> método HTTP</text:p>
      <text:p text:style-name="P33"><text:span text:style-name="T10">GET: obter/recuperar</text:span></text:p>
      <text:p text:style-name="P33"><text:span text:style-name="T10">POST: inserir</text:span></text:p>
      <text:p text:style-name="P33"><text:span text:style-name="T10">PUT: atualizar todos os campos completa</text:span></text:p>
      <text:p text:style-name="P33"><text:span text:style-name="T10">PATCH: atualização parcial</text:span></text:p>
      <text:p text:style-name="P33"><text:span text:style-name="T10">DELET: deletar/excluir</text:span></text:p>
      <text:p text:style-name="P31"/>
      <text:p text:style-name="P42">RESPOSTA:</text:p>
      <text:p text:style-name="P34"><text:span text:style-name="T1">linha inicial:</text:span> código de estado/ status code</text:p>
      <text:p text:style-name="P35">100: resposta de informação</text:p>
      <text:p text:style-name="P36">200: respostas de sucesso</text:p>
      <text:p text:style-name="P37">201: created</text:p>
      <text:p text:style-name="P36">300: <text:span text:style-name="T11">redirecionamento</text:span><text:line-break/>400: <text:span text:style-name="T11">erro do cliente</text:span></text:p>
      <text:p text:style-name="P36"><text:span text:style-name="T11">404: not found</text:span><text:line-break/>500: <text:span text:style-name="T11">erro do servidor</text:span></text:p>
      <text:p text:style-name="P31"/>
      <text:p text:style-name="P43">Linha de cabeçalho:</text:p>
      <text:p text:style-name="P38">passar informações para servidor do que o cliente quer fazer</text:p>
      <text:p text:style-name="P38"/>
      <text:p text:style-name="P38"><text:span text:style-name="T1">Corpo da mensagem:</text:span><text:span text:style-name="T2">(json)</text:span><text:line-break/><text:span text:style-name="T12">Mensagem de requisição;</text:span></text:p>
      <text:p text:style-name="P31"/>
      <text:p text:style-name="P31"/>
      <text:p text:style-name="P31">linha de cabeçalho:</text:p>
      <text:p text:style-name="P31">corpo da mensagem:</text:p>
      <text:p text:style-name="P28"/>
      <text:p text:style-name="P28"><text:soft-page-break/><text:tab/><text:tab/><text:tab/> <text:s text:c="7"/><text:span text:style-name="T9">requisição</text:span></text:p>
      <text:p text:style-name="P30">CLIENTE<text:tab/>----------------------&gt; SERVIDOR</text:p>
      <text:p text:style-name="P30"/>
      <text:p text:style-name="P30"/>
      <text:p text:style-name="P29"><text:tab/><text:tab/><text:tab/> <text:s text:c="7"/><text:span text:style-name="T9">resposta</text:span></text:p>
      <text:p text:style-name="P30">CLIENTE<text:tab/>&lt;---------------------- SERVIDOR</text:p>
      <text:p text:style-name="P30"/>
      <text:p text:style-name="P30"/>
      <text:p text:style-name="P39">COMO UMA REQUISIÇÃO ENVIA DADOS PARA O SERVIDOR?</text:p>
      <text:p text:style-name="P40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5:18:56.234546803</meta:creation-date>
    <dc:date>2022-12-12T01:00:32.535508487</dc:date>
    <meta:editing-duration>PT4H31M32S</meta:editing-duration>
    <meta:editing-cycles>43</meta:editing-cycles>
    <meta:generator>LibreOffice/7.3.6.2$Linux_X86_64 LibreOffice_project/30$Build-2</meta:generator>
    <meta:document-statistic meta:table-count="0" meta:image-count="0" meta:object-count="0" meta:page-count="3" meta:paragraph-count="64" meta:word-count="358" meta:character-count="2458" meta:non-whitespace-character-count="2140"/>
  </office:meta>
</office:document-meta>
</file>